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F0000039311D7136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5cm"/>
    </style:style>
    <style:style style:name="gr2" style:family="graphic" style:parent-style-name="standard">
      <style:graphic-properties draw:stroke="none" svg:stroke-color="#000000" draw:fill="none" draw:fill-color="#ffffff" fo:min-height="1.05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IPA P明朝1" fo:font-size="22pt" style:font-name-asian="IPA P明朝1" style:font-size-asian="22pt" style:font-size-complex="20pt"/>
    </style:style>
    <style:style style:name="P2" style:family="paragraph">
      <style:text-properties style:font-name="IPA P明朝1" fo:font-size="20pt" style:font-name-asian="IPA P明朝1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style:font-name="IPA P明朝1" fo:font-size="22pt" style:font-name-asian="IPA P明朝1" style:font-size-asian="22pt" style:font-size-complex="20pt"/>
    </style:style>
    <style:style style:name="T2" style:family="text">
      <style:text-properties style:font-name="IPA P明朝1" fo:font-size="20pt" style:font-name-asian="IPA P明朝1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4.041cm" svg:height="1.035cm" svg:x="0.221cm" svg:y="0.715cm">
          <draw:text-box>
            <text:p><text:span text:style-name="T1">ラムダ</text:span><text:span text:style-name="T1">λ</text:span></text:p>
          </draw:text-box>
        </draw:frame>
        <draw:frame draw:style-name="gr1" draw:text-style-name="P1" draw:layer="layout" svg:width="4.041cm" svg:height="1.035cm" svg:x="0.221cm" svg:y="2.916cm">
          <draw:text-box>
            <text:p><text:span text:style-name="T1">カッパ</text:span><text:span text:style-name="T1">κ</text:span></text:p>
          </draw:text-box>
        </draw:frame>
        <draw:frame draw:style-name="gr1" draw:text-style-name="P1" draw:layer="layout" svg:width="4.041cm" svg:height="1.035cm" svg:x="0.221cm" svg:y="5.316cm">
          <draw:text-box>
            <text:p><text:span text:style-name="T1">ミュー</text:span><text:span text:style-name="T1">μ</text:span></text:p>
          </draw:text-box>
        </draw:frame>
        <draw:frame draw:style-name="gr1" draw:text-style-name="P1" draw:layer="layout" svg:width="4.041cm" svg:height="1.035cm" svg:x="0.221cm" svg:y="7.616cm">
          <draw:text-box>
            <text:p><text:span text:style-name="T1">ニュー</text:span><text:span text:style-name="T1">ν</text:span></text:p>
          </draw:text-box>
        </draw:frame>
        <draw:frame draw:style-name="gr2" draw:text-style-name="P2" draw:layer="layout" svg:width="10.833cm" svg:height="1.673cm" svg:x="10.121cm" svg:y="2.717cm">
          <draw:text-box>
            <text:p><text:span text:style-name="T2">一筆書き。</text:span><text:span text:style-name="T2">k</text:span><text:span text:style-name="T2">や</text:span><text:span text:style-name="T2">K</text:span><text:span text:style-name="T2">にならないように</text:span><text:span text:style-name="T2">, </text:span><text:span text:style-name="T2">頭を抑える。</text:span></text:p>
          </draw:text-box>
        </draw:frame>
        <draw:frame draw:style-name="gr2" draw:text-style-name="P2" draw:layer="layout" svg:width="10.833cm" svg:height="1.309cm" svg:x="10.122cm" svg:y="0.718cm">
          <draw:text-box>
            <text:p><text:span text:style-name="T2">漢字の「入」にちょっと似ている。</text:span></text:p>
          </draw:text-box>
        </draw:frame>
        <draw:frame draw:style-name="gr2" draw:text-style-name="P2" draw:layer="layout" svg:width="9.721cm" svg:height="1.673cm" svg:x="10.122cm" svg:y="4.818cm">
          <draw:text-box>
            <text:p><text:span text:style-name="T2">左下から一筆書き。</text:span><text:span text:style-name="T2">ユー</text:span><text:span text:style-name="T2">u</text:span><text:span text:style-name="T2">にならないように</text:span><text:span text:style-name="T2">, </text:span><text:span text:style-name="T2">左下を伸ばす。</text:span></text:p>
          </draw:text-box>
        </draw:frame>
        <draw:frame draw:style-name="gr2" draw:text-style-name="P2" draw:layer="layout" svg:width="10.104cm" svg:height="1.673cm" svg:x="10.122cm" svg:y="7.518cm">
          <draw:text-box>
            <text:p><text:span text:style-name="T2">ヴイｖにならないように</text:span><text:span text:style-name="T2">, </text:span><text:span text:style-name="T2">左下を尖らせて左に突き出す。</text:span></text:p>
          </draw:text-box>
        </draw:frame>
        <draw:frame draw:style-name="gr1" draw:text-style-name="P1" draw:layer="layout" svg:width="4.944cm" svg:height="1.035cm" svg:x="0.221cm" svg:y="10.115cm">
          <draw:text-box>
            <text:p><text:span text:style-name="T1">クシー</text:span><text:span text:style-name="T1">ξ</text:span></text:p>
          </draw:text-box>
        </draw:frame>
        <draw:frame draw:style-name="gr1" draw:text-style-name="P1" draw:layer="layout" svg:width="4.041cm" svg:height="1.035cm" svg:x="0.221cm" svg:y="12.316cm">
          <draw:text-box>
            <text:p><text:span text:style-name="T1">パイ　</text:span><text:span text:style-name="T1">π</text:span></text:p>
          </draw:text-box>
        </draw:frame>
        <draw:frame draw:style-name="gr1" draw:text-style-name="P1" draw:layer="layout" svg:width="4.041cm" svg:height="1.035cm" svg:x="0.221cm" svg:y="14.716cm">
          <draw:text-box>
            <text:p><text:span text:style-name="T1">ロー　</text:span><text:span text:style-name="T1">ρ</text:span></text:p>
          </draw:text-box>
        </draw:frame>
        <draw:frame draw:style-name="gr1" draw:text-style-name="P1" draw:layer="layout" svg:width="4.041cm" svg:height="1.035cm" svg:x="0.221cm" svg:y="17.016cm">
          <draw:text-box>
            <text:p><text:span text:style-name="T1">シグマ</text:span><text:span text:style-name="T1">σ</text:span></text:p>
          </draw:text-box>
        </draw:frame>
        <draw:frame draw:style-name="gr2" draw:text-style-name="P2" draw:layer="layout" svg:width="10.833cm" svg:height="1.673cm" svg:x="10.123cm" svg:y="10.019cm">
          <draw:text-box>
            <text:p><text:span text:style-name="T2">ゼータの最後にひとつひねりを</text:span><text:span text:style-name="T2"><text:line-break/></text:span><text:span text:style-name="T2">加える。</text:span></text:p>
          </draw:text-box>
        </draw:frame>
        <draw:frame draw:style-name="gr2" draw:text-style-name="P2" draw:layer="layout" svg:width="10.833cm" svg:height="1.673cm" svg:x="10.025cm" svg:y="14.421cm">
          <draw:text-box>
            <text:p><text:span text:style-name="T2">真ん中から書き始め</text:span><text:span text:style-name="T2">, </text:span><text:span text:style-name="T2">左回りに左下まで伸ばす。</text:span></text:p>
          </draw:text-box>
        </draw:frame>
        <draw:frame draw:style-name="gr3" draw:text-style-name="P3" draw:layer="layout" svg:width="5.992cm" svg:height="18.099cm" svg:x="4.052cm" svg:y="0.345cm">
          <draw:image xlink:href="Pictures/100000000000012F0000039311D7136E.png" xlink:type="simple" xlink:show="embed" xlink:actuate="onLoad">
            <text:p/>
          </draw:image>
        </draw:frame>
        <draw:frame draw:style-name="gr2" draw:text-style-name="P2" draw:layer="layout" svg:width="9.82cm" svg:height="1.673cm" svg:x="10.126cm" svg:y="16.522cm">
          <draw:text-box>
            <text:p><text:span text:style-name="T2">右上から書き始める。数字の</text:span><text:span text:style-name="T2">6</text:span><text:span text:style-name="T2">にならないように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3cm" fo:margin-bottom="0.3cm" fo:margin-left="0.3cm" fo:margin-right="0.3cm" fo:page-width="20.7cm" fo:page-height="18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13-07-26T14:18:23</meta:creation-date>
    <meta:editing-cycles>1</meta:editing-cycles>
    <meta:editing-duration>PT00H00M00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